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fa26" officeooo:paragraph-rsid="0007fa2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07fa26" officeooo:paragraph-rsid="0007fa2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fa26" officeooo:paragraph-rsid="0007fa2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7fa26" officeooo:paragraph-rsid="0007fa2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e7c0" officeooo:paragraph-rsid="0009e7c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9e7c0" officeooo:paragraph-rsid="0009e7c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oden Assignement 2 Report </text:p>
      <text:p text:style-name="P2"/>
      <text:p text:style-name="P2"/>
      <text:p text:style-name="P3">Introduction:</text:p>
      <text:p text:style-name="P3"/>
      <text:p text:style-name="P3"/>
      <text:p text:style-name="P4">For the next assignemtn as a continuation of our previous three stages, we will be implementing various design patterns,database connectivity, multi-threading and finally in a separate project folder, testing out Java’s use of heaps and stacks.</text:p>
      <text:p text:style-name="P4"/>
      <text:p text:style-name="P5">Assignment 2 Stage 1:</text:p>
      <text:p text:style-name="P5"/>
      <text:p text:style-name="P6">To start off we need to make a menu items to work with serialization and de-serialization in our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09:45:09.652339000</meta:creation-date>
    <dc:date>2025-04-15T09:49:30.388154000</dc:date>
    <meta:editing-duration>PT3M16S</meta:editing-duration>
    <meta:editing-cycles>2</meta:editing-cycles>
    <meta:generator>LibreOffice/25.2.2.2$MacOSX_AARCH64 LibreOffice_project/7370d4be9e3cf6031a51beef54ff3bda878e3fac</meta:generator>
    <meta:document-statistic meta:table-count="0" meta:image-count="0" meta:object-count="0" meta:page-count="1" meta:paragraph-count="5" meta:word-count="64" meta:character-count="408" meta:non-whitespace-character-count="348"/>
  </office:meta>
</office:document-meta>
</file>